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3000000A17D75005DBD06049E.png" manifest:media-type="image/png"/>
  <manifest:file-entry manifest:full-path="Pictures/10000201000002840000005EC23625DAE0B5BE68.png" manifest:media-type="image/png"/>
  <manifest:file-entry manifest:full-path="Pictures/1000020100000293000000ED6DD66CE18D62EA30.png" manifest:media-type="image/png"/>
  <manifest:file-entry manifest:full-path="Pictures/100000000000010F000000C0AA6ED6B06E895D58.png" manifest:media-type="image/png"/>
  <manifest:file-entry manifest:full-path="Pictures/10000201000001C90000013D52737FACE2959DA5.png" manifest:media-type="image/png"/>
  <manifest:file-entry manifest:full-path="Pictures/100000000000020F00000015352824315D77E0EB.png" manifest:media-type="image/png"/>
  <manifest:file-entry manifest:full-path="Pictures/100002010000028F0000009E29FB410A37CC16EF.png" manifest:media-type="image/png"/>
  <manifest:file-entry manifest:full-path="Pictures/10000000000001CD0000008A6069EE1F125B7864.png" manifest:media-type="image/png"/>
  <manifest:file-entry manifest:full-path="Pictures/100002010000029400000122243D98E751DBB7D3.png" manifest:media-type="image/png"/>
  <manifest:file-entry manifest:full-path="Pictures/100002010000026D000000ED83657F64E8B58B4A.png" manifest:media-type="image/png"/>
  <manifest:file-entry manifest:full-path="Pictures/10000201000001B3000000701AED614670BF173D.png" manifest:media-type="image/png"/>
  <manifest:file-entry manifest:full-path="Pictures/100002010000022B0000008E21D17C4D288DF439.png" manifest:media-type="image/png"/>
  <manifest:file-entry manifest:full-path="Pictures/1000020100000348000000373FFCE84E0C96DF76.png" manifest:media-type="image/png"/>
  <manifest:file-entry manifest:full-path="Pictures/1000020100000295000001235EF3CD38675BBD9F.png" manifest:media-type="image/png"/>
  <manifest:file-entry manifest:full-path="Pictures/10000201000002550000012F4D7D7FE75EE3F92A.png" manifest:media-type="image/png"/>
  <manifest:file-entry manifest:full-path="Pictures/10000201000001D000000128140165E895893F19.png" manifest:media-type="image/png"/>
  <manifest:file-entry manifest:full-path="Pictures/10000201000000F4000000E40593FE09D0BB79CF.png" manifest:media-type="image/png"/>
  <manifest:file-entry manifest:full-path="Pictures/1000020100000290000000C757DC534C6928652F.png" manifest:media-type="image/png"/>
  <manifest:file-entry manifest:full-path="Pictures/10000201000002000000008E99116CEFC9FC96A9.png" manifest:media-type="image/png"/>
  <manifest:file-entry manifest:full-path="Pictures/100002010000029000000097D49EA542FF868568.png" manifest:media-type="image/png"/>
  <manifest:file-entry manifest:full-path="Pictures/100002010000012600000074EC218EF1F24ECD3A.png" manifest:media-type="image/png"/>
  <manifest:file-entry manifest:full-path="Pictures/100002010000013A000000D39E17252E6755229F.png" manifest:media-type="image/png"/>
  <manifest:file-entry manifest:full-path="Pictures/100002010000029200000135439CBE08788F7697.png" manifest:media-type="image/png"/>
  <manifest:file-entry manifest:full-path="Pictures/100002010000018900000132F79737306873DDD6.png" manifest:media-type="image/png"/>
  <manifest:file-entry manifest:full-path="Pictures/10000201000001C800000145FA8CAB305D662CC2.png" manifest:media-type="image/png"/>
  <manifest:file-entry manifest:full-path="Pictures/100000000000009C00000097DD0E302F4F88E340.png" manifest:media-type="image/png"/>
  <manifest:file-entry manifest:full-path="Pictures/1000000000000213000000154A1BA253FC04D5E6.png" manifest:media-type="image/png"/>
  <manifest:file-entry manifest:full-path="Pictures/100002010000028E0000006FB2A493B0EB3B521A.png" manifest:media-type="image/png"/>
  <manifest:file-entry manifest:full-path="Pictures/100002010000034C0000004448C9EA8211D71189.png" manifest:media-type="image/png"/>
  <manifest:file-entry manifest:full-path="Pictures/100002010000028E0000011426675EED07878D20.png" manifest:media-type="image/png"/>
  <manifest:file-entry manifest:full-path="Pictures/100002010000028F0000002F71E0B10128586F0D.png" manifest:media-type="image/png"/>
  <manifest:file-entry manifest:full-path="Pictures/10000201000002C00000015A46DB3C331D99CD73.png" manifest:media-type="image/png"/>
  <manifest:file-entry manifest:full-path="Pictures/10000201000001EF0000001A5A17ED57DD681981.png" manifest:media-type="image/png"/>
  <manifest:file-entry manifest:full-path="Pictures/100002010000024B00000050087D69B3127D8662.png" manifest:media-type="image/png"/>
  <manifest:file-entry manifest:full-path="Pictures/10000201000002230000005D9620A4D2104C4E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left="-2.501cm" fo:margin-right="0cm" fo:text-indent="0cm" style:auto-text-indent="false">
        <style:tab-stops/>
      </style:paragraph-properties>
    </style:style>
    <style:style style:name="P2" style:family="paragraph" style:parent-style-name="Normal">
      <style:paragraph-properties fo:margin-left="-2.501cm" fo:margin-right="0cm" fo:text-indent="0cm" style:auto-text-indent="false">
        <style:tab-stops/>
      </style:paragraph-properties>
      <style:text-properties fo:language="en" fo:country="GB"/>
    </style:style>
    <style:style style:name="P3" style:family="paragraph" style:parent-style-name="Normal" style:master-page-name="MP0">
      <style:paragraph-properties fo:margin-left="-2.501cm" fo:margin-right="0cm" fo:text-indent="0cm" style:auto-text-indent="false" style:page-number="auto" fo:break-before="page">
        <style:tab-stops/>
      </style:paragraph-properties>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ge"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ge"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ge"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true" style:wrap-contour-mode="outside" style:vertical-pos="from-top" style:vertical-rel="paragraph" style:horizontal-pos="from-left" style:horizontal-rel="page"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1" draw:name="Picture 7" text:anchor-type="paragraph" svg:x="11.79cm" svg:y="0.383cm" svg:width="9.484cm" style:rel-width="scale" svg:height="7.384cm" style:rel-height="scale" draw:z-index="6"><draw:image xlink:href="Pictures/100002010000018900000132F79737306873DDD6.png" xlink:type="simple" xlink:show="embed" xlink:actuate="onLoad" loext:mime-type="image/png"/><draw:contour-polygon svg:width="10.32cm" svg:height="8.018cm" svg:viewBox="0 0 10320 8018"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2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1 26,5768 26,5794 26,5821 26,5847 26,5874 26,5900 26,5927 26,5953 26,5980 26,6006 26,6033 26,6059 26,6085 26,6112 26,6138 26,6165 26,6191 26,6218 26,6244 26,6271 26,6297 26,6324 26,6350 26,6377 26,6403 26,6429 26,6456 26,6482 26,6509 26,6535 26,6562 26,6588 26,6615 26,6641 26,6668 26,6694 26,6721 26,6747 26,6773 26,6800 26,6826 26,6853 26,6879 26,6906 26,6932 26,6959 26,6985 26,7012 26,7038 26,7065 26,7091 26,7117 26,7144 26,7170 26,7197 26,7223 26,7250 26,7276 26,7303 26,7329 26,7356 26,7382 26,7409 26,7435 26,7461 26,7488 26,7514 26,7541 26,7567 26,7594 26,7620 26,7647 26,7673 26,7700 26,7726 26,7753 26,7779 26,7805 26,7832 26,7858 26,7885 26,7911 26,7938 26,7964 26,7991 26,8017 26,8044 10346,8044 10346,8017 10346,7991 10346,7964 10346,7938 10346,7911 10346,7885 10346,7858 10346,7832 10346,7805 10346,7779 10346,7753 10346,7726 10346,7700 10346,7673 10346,7647 10346,7620 10346,7594 10346,7567 10346,7541 10346,7514 10346,7488 10346,7461 10346,7435 10346,7409 10346,7382 10346,7356 10346,7329 10346,7303 10346,7276 10346,7250 10346,7223 10346,7197 10346,7170 10346,7144 10346,7117 10346,7091 10346,7065 10346,7038 10346,7012 10346,6985 10346,6959 10346,6932 10346,6906 10346,6879 10346,6853 10346,6826 10346,6800 10346,6773 10346,6747 10346,6721 10346,6694 10346,6668 10346,6641 10346,6615 10346,6588 10346,6562 10346,6535 10346,6509 10346,6482 10346,6456 10346,6429 10346,6403 10346,6377 10346,6350 10346,6324 10346,6297 10346,6271 10346,6244 10346,6218 10346,6191 10346,6165 10346,6138 10346,6112 10346,6085 10346,6059 10346,6033 10346,6006 10346,5980 10346,5953 10346,5927 10346,5900 10346,5874 10346,5847 10346,5821 10346,5794 10346,5768 10346,5741 10346,5715 10346,5689 10346,5662 10346,5636 10346,5609 10346,5583 10346,5556 10346,5530 10346,5503 10346,5477 10346,5450 10346,5424 10346,5398 10346,5371 10346,5345 10346,5318 10346,5292 10346,5265 10346,5239 10346,5212 10346,5186 10346,5159 10346,5133 10346,5106 10346,5080 10346,5054 10346,5027 10346,5001 10346,4974 10346,4948 10346,4921 10346,4895 10346,4868 10346,4842 10346,4815 10346,4789 10346,4762 10346,4736 10346,4710 10346,4683 10346,4657 10346,4630 10346,4604 10346,4577 10346,4551 10346,4524 10346,4498 10346,4471 10346,4445 10346,4418 10346,4392 10346,4366 10346,4339 10346,4313 10346,4286 10346,4260 10346,4233 10346,4207 10346,4180 10346,4154 10346,4127 10346,4101 10346,4074 10346,4048 10346,4022 10346,3995 10346,3969 10346,3942 10346,3916 10346,3889 10346,3863 10346,3836 10346,3810 10346,3783 10346,3757 10346,3730 10346,3704 10346,3678 10346,3651 10346,3625 10346,3598 10346,3572 10346,3545 10346,3519 10346,3492 10346,3466 10346,3439 10346,3413 10346,3386 10346,3360 10346,3334 10346,3307 10346,3281 10346,3254 10346,3228 10346,3201 10346,3175 10346,3148 10346,3122 10346,3095 10346,3069 10346,3042 10346,3016 10346,2990 10346,2963 10346,2937 10346,2910 10346,2884 10346,2857 10346,2831 10346,2804 10346,2778 10346,2751 10346,2725 10346,2699 10346,2672 10346,2646 10346,2619 10346,2593 10346,2566 10346,2540 10346,2513 10346,2487 10346,2460 10346,2434 10346,2407 10346,2381 10346,2355 10346,2328 10346,2302 10346,2275 10346,2249 10346,2222 10346,2196 10346,2169 10346,2143 10346,2116 10346,2090 10346,2063 10346,2037 10346,2011 10346,1984 10346,1958 10346,1931 10346,1905 10346,1878 10346,1852 10346,1825 10346,1799 10346,1772 10346,1746 10346,1719 10346,1693 10346,1667 10346,1640 10346,1614 10346,1587 10346,1561 10346,1534 10346,1508 10346,1481 10346,1455 10346,1428 10346,1402 10346,1375 10346,1349 10346,1323 10346,1296 10346,1270 10346,1243 10346,1217 10346,1190 10346,1164 10346,1137 10346,1111 10346,1084 10346,1058 10346,1031 10346,1005 10346,979 10346,952 10346,926 10346,899 10346,873 10346,846 10346,820 10346,793 10346,767 10346,740 10346,714 10346,687 10346,661 10346,635 10346,608 10346,582 10346,555 10346,529 10346,502 10346,476 10346,449 10346,423 10346,396 10346,370 10346,343 10346,317 10346,291 10346,264 10346,238 10346,211 10346,185 10346,158 10346,132 10346,105 10346,79 10346,52 10346,26" draw:recreate-on-edit="true"/></draw:frame><draw:frame draw:style-name="fr5" draw:name="Picture 1" text:anchor-type="paragraph" svg:x="0.24cm" svg:y="0.263cm" svg:width="5.703cm" style:rel-width="scale" svg:height="3.831cm" style:rel-height="scale" draw:z-index="0"><draw:image xlink:href="Pictures/100002010000013A000000D39E17252E6755229F.png" xlink:type="simple" xlink:show="embed" xlink:actuate="onLoad" loext:mime-type="image/png"/></draw:frame><draw:frame draw:style-name="fr2" draw:name="Picture 5" text:anchor-type="paragraph" svg:x="3.657cm" svg:y="0.326cm" svg:width="4.551cm" style:rel-width="scale" svg:height="1.796cm" style:rel-height="scale" draw:z-index="4"><draw:image xlink:href="Pictures/100002010000012600000074EC218EF1F24ECD3A.png" xlink:type="simple" xlink:show="embed" xlink:actuate="onLoad" loext:mime-type="image/png"/></draw:frame></text:p>
      <text:p text:style-name="P1"/>
      <text:p text:style-name="P1"><draw:frame draw:style-name="fr5" draw:name="Picture 4" text:anchor-type="paragraph" svg:x="5.96cm" svg:y="0.543cm" svg:width="5.741cm" style:rel-width="scale" svg:height="1.591cm" style:rel-height="scale" draw:z-index="3"><draw:image xlink:href="Pictures/10000201000002000000008E99116CEFC9FC96A9.png" xlink:type="simple" xlink:show="embed" xlink:actuate="onLoad" loext:mime-type="image/png"/></draw:frame></text:p>
      <text:p text:style-name="P1"/>
      <text:p text:style-name="P1"/>
      <text:p text:style-name="P1"><draw:frame draw:style-name="fr2" draw:name="Picture 6" text:anchor-type="paragraph" svg:x="3.401cm" svg:y="-0.102cm" svg:width="5.715cm" style:rel-width="scale" svg:height="1.461cm" style:rel-height="scale" draw:z-index="5"><draw:image xlink:href="Pictures/100002010000022B0000008E21D17C4D288DF439.png" xlink:type="simple" xlink:show="embed" xlink:actuate="onLoad" loext:mime-type="image/png"/></draw:frame><draw:frame draw:style-name="fr3" draw:name="Picture 3" text:anchor-type="paragraph" svg:x="-1.917cm" svg:y="0.187cm" svg:width="6.473cm" style:rel-width="scale" svg:height="4.129cm" style:rel-height="scale" draw:z-index="2"><draw:image xlink:href="Pictures/10000201000001D000000128140165E895893F19.png" xlink:type="simple" xlink:show="embed" xlink:actuate="onLoad" loext:mime-type="image/png"/></draw:frame></text:p>
      <text:p text:style-name="P1"><draw:frame draw:style-name="fr10" draw:name="Picture 8" text:anchor-type="paragraph" svg:x="5.218cm" svg:y="0.397cm" svg:width="3.433cm" style:rel-width="scale" svg:height="3.207cm" style:rel-height="scale" draw:z-index="7"><draw:image xlink:href="Pictures/10000201000000F4000000E40593FE09D0BB79CF.png" xlink:type="simple" xlink:show="embed" xlink:actuate="onLoad" loext:mime-type="image/png"/></draw:frame></text:p>
      <text:p text:style-name="P1"/>
      <text:p text:style-name="P1"/>
      <text:p text:style-name="P1"><draw:frame draw:style-name="fr6" draw:name="Picture 10" text:anchor-type="paragraph" svg:x="11.093cm" svg:y="0.746cm" svg:width="10.171cm" style:rel-width="scale" svg:height="7.25cm" style:rel-height="scale" draw:z-index="8"><draw:image xlink:href="Pictures/10000201000001C800000145FA8CAB305D662CC2.png" xlink:type="simple" xlink:show="embed" xlink:actuate="onLoad" loext:mime-type="image/png"/></draw:frame></text:p>
      <text:p text:style-name="P1"><draw:frame draw:style-name="fr6" draw:name="Picture 11" text:anchor-type="paragraph" svg:x="0.623cm" svg:y="0.372cm" svg:width="10.462cm" style:rel-width="scale" svg:height="5.099cm" style:rel-height="scale" draw:z-index="9"><draw:image xlink:href="Pictures/10000201000002550000012F4D7D7FE75EE3F92A.png" xlink:type="simple" xlink:show="embed" xlink:actuate="onLoad" loext:mime-type="image/png"/></draw:frame></text:p>
      <text:p text:style-name="P1"/>
      <text:p text:style-name="P1"/>
      <text:p text:style-name="P2"/>
      <text:p text:style-name="P1"/>
      <text:p text:style-name="P1"/>
      <text:p text:style-name="P1"/>
      <text:p text:style-name="P1"><draw:frame draw:style-name="fr2" draw:name="Picture 12" text:anchor-type="paragraph" svg:x="-1.94cm" svg:y="0.071cm" svg:width="10.403cm" style:rel-width="scale" svg:height="7.218cm" style:rel-height="scale" draw:z-index="10"><draw:image xlink:href="Pictures/10000201000001C90000013D52737FACE2959DA5.png" xlink:type="simple" xlink:show="embed" xlink:actuate="onLoad" loext:mime-type="image/png"/></draw:frame></text:p>
      <text:p text:style-name="P1"/>
      <text:p text:style-name="P1"><draw:frame draw:style-name="fr2" draw:name="Picture 34" text:anchor-type="paragraph" svg:x="14.471cm" svg:y="0.235cm" svg:width="4.221cm" style:rel-width="scale" svg:height="2.99cm" style:rel-height="scale" draw:z-index="32"><draw:image xlink:href="Pictures/100000000000010F000000C0AA6ED6B06E895D58.png" xlink:type="simple" xlink:show="embed" xlink:actuate="onLoad" loext:mime-type="image/png"/></draw:frame></text:p>
      <text:p text:style-name="P1"/>
      <text:p text:style-name="P2"/>
      <text:p text:style-name="P1"/>
      <text:p text:style-name="P1"><draw:frame draw:style-name="fr5" draw:name="Picture 13" text:anchor-type="paragraph" svg:x="12.023cm" svg:y="0.215cm" svg:width="9.197cm" style:rel-width="scale" svg:height="4.521cm" style:rel-height="scale" draw:z-index="11"><draw:image xlink:href="Pictures/10000201000002C00000015A46DB3C331D99CD73.png" xlink:type="simple" xlink:show="embed" xlink:actuate="onLoad" loext:mime-type="image/png"/></draw:frame></text:p>
      <text:p text:style-name="P1"/>
      <text:p text:style-name="P1"><draw:frame draw:style-name="fr9" draw:name="Picture 31" text:anchor-type="paragraph" svg:x="0.411cm" svg:y="1.083cm" svg:width="6.396cm" style:rel-width="scale" svg:height="1.914cm" style:rel-height="scale" draw:z-index="29"><draw:image xlink:href="Pictures/10000000000001CD0000008A6069EE1F125B7864.png" xlink:type="simple" xlink:show="embed" xlink:actuate="onLoad" loext:mime-type="image/png"/></draw:frame></text:p>
      <text:p text:style-name="P1"><draw:frame draw:style-name="fr9" draw:name="Picture 30" text:anchor-type="paragraph" svg:x="7.1cm" svg:y="0.139cm" svg:width="2.275cm" style:rel-width="scale" svg:height="2.205cm" style:rel-height="scale" draw:z-index="28"><draw:image xlink:href="Pictures/100000000000009C00000097DD0E302F4F88E340.png" xlink:type="simple" xlink:show="embed" xlink:actuate="onLoad" loext:mime-type="image/png"/></draw:frame></text:p>
      <text:p text:style-name="P1"/>
      <text:p text:style-name="P1"><draw:frame draw:style-name="fr8" draw:name="Picture 33" text:anchor-type="paragraph" svg:x="-2.125cm" svg:y="1.05cm" svg:width="8.41cm" style:rel-width="scale" svg:height="0.335cm" style:rel-height="scale" draw:z-index="31"><draw:image xlink:href="Pictures/100000000000020F00000015352824315D77E0EB.png" xlink:type="simple" xlink:show="embed" xlink:actuate="onLoad" loext:mime-type="image/png"/></draw:frame><draw:frame draw:style-name="fr7" draw:name="Picture 32" text:anchor-type="paragraph" svg:x="0.413cm" svg:y="0.686cm" svg:width="8.842cm" style:rel-width="scale" svg:height="0.349cm" style:rel-height="scale" draw:z-index="30"><draw:image xlink:href="Pictures/1000000000000213000000154A1BA253FC04D5E6.png" xlink:type="simple" xlink:show="embed" xlink:actuate="onLoad" loext:mime-type="image/png"/></draw:frame></text:p>
      <text:p text:style-name="P1"><draw:frame draw:style-name="fr5" draw:name="Picture 17" text:anchor-type="paragraph" svg:x="10.566cm" svg:y="0.018cm" svg:width="10.564cm" style:rel-width="scale" svg:height="4.457cm" style:rel-height="scale" draw:z-index="15"><draw:image xlink:href="Pictures/100002010000028E0000011426675EED07878D20.png" xlink:type="simple" xlink:show="embed" xlink:actuate="onLoad" loext:mime-type="image/png"/></draw:frame><draw:frame draw:style-name="fr6" draw:name="Picture 14" text:anchor-type="paragraph" svg:x="0.513cm" svg:y="0.67cm" svg:width="8.985cm" style:rel-width="scale" svg:height="0.646cm" style:rel-height="scale" draw:z-index="12"><draw:image xlink:href="Pictures/100002010000028F0000002F71E0B10128586F0D.png" xlink:type="simple" xlink:show="embed" xlink:actuate="onLoad" loext:mime-type="image/png"/></draw:frame></text:p>
      <text:p text:style-name="P1"><draw:frame draw:style-name="fr4" draw:name="Picture 2" text:anchor-type="paragraph" svg:x="0.459cm" svg:y="0.584cm" svg:width="8.059cm" style:rel-width="scale" svg:height="0.423cm" style:rel-height="scale" draw:z-index="1"><draw:image xlink:href="Pictures/10000201000001EF0000001A5A17ED57DD681981.png" xlink:type="simple" xlink:show="embed" xlink:actuate="onLoad" loext:mime-type="image/png"/><draw:contour-polygon svg:width="13.019cm" svg:height="0.609cm" svg:viewBox="0 0 13019 609" draw:points="26,26 26,52 26,79 26,105 26,132 26,158 26,185 26,211 26,238 26,264 26,291 26,317 26,344 26,370 26,396 26,423 26,449 26,476 26,502 26,529 26,555 26,582 26,608 26,635 13045,635 13045,608 13045,582 13045,555 13045,529 13045,502 13045,476 13045,449 13045,423 13045,396 13045,370 13045,344 13045,317 13045,291 13045,264 13045,238 13045,211 13045,185 13045,158 13045,132 13045,105 13045,79 13045,52 13045,26" draw:recreate-on-edit="true"/></draw:frame><draw:frame draw:style-name="fr5" draw:name="Picture 15" text:anchor-type="paragraph" svg:x="0.413cm" svg:y="1.064cm" svg:width="9.102cm" style:rel-width="scale" svg:height="1.24cm" style:rel-height="scale" draw:z-index="13"><draw:image xlink:href="Pictures/100002010000024B00000050087D69B3127D8662.png" xlink:type="simple" xlink:show="embed" xlink:actuate="onLoad" loext:mime-type="image/png"/></draw:frame></text:p>
      <text:p text:style-name="P1"/>
      <text:p text:style-name="P1"/>
      <text:p text:style-name="P1"><draw:frame draw:style-name="fr2" draw:name="Picture 16" text:anchor-type="paragraph" svg:x="-2.034cm" svg:y="0.034cm" svg:width="8.871cm" style:rel-width="scale" svg:height="1.508cm" style:rel-height="scale" draw:z-index="14"><draw:image xlink:href="Pictures/10000201000002230000005D9620A4D2104C4E01.png" xlink:type="simple" xlink:show="embed" xlink:actuate="onLoad" loext:mime-type="image/png"/></draw:frame></text:p>
      <text:p text:style-name="P1"/>
      <text:p text:style-name="P1"><draw:frame draw:style-name="fr2" draw:name="Picture 18" text:anchor-type="paragraph" svg:x="9.386cm" svg:y="0.321cm" svg:width="9.34cm" style:rel-width="scale" svg:height="1.586cm" style:rel-height="scale" draw:z-index="16"><draw:image xlink:href="Pictures/100002010000028E0000006FB2A493B0EB3B521A.png" xlink:type="simple" xlink:show="embed" xlink:actuate="onLoad" loext:mime-type="image/png"/></draw:frame><draw:frame draw:style-name="fr2" draw:name="Picture 29" text:anchor-type="paragraph" svg:x="-2.198cm" svg:y="0.457cm" svg:width="10.52cm" style:rel-width="scale" svg:height="4.015cm" style:rel-height="scale" draw:z-index="27"><draw:image xlink:href="Pictures/100002010000026D000000ED83657F64E8B58B4A.png" xlink:type="simple" xlink:show="embed" xlink:actuate="onLoad" loext:mime-type="image/png"/></draw:frame><text:soft-page-break/></text:p>
      <text:p text:style-name="P1"/>
      <text:p text:style-name="P1"/>
      <text:p text:style-name="P1"><draw:frame draw:style-name="fr3" draw:name="Picture 19" text:anchor-type="paragraph" svg:x="9.237cm" svg:y="-0.31cm" svg:width="9.523cm" style:rel-width="scale" svg:height="4.471cm" style:rel-height="scale" draw:z-index="17"><draw:image xlink:href="Pictures/100002010000029200000135439CBE08788F7697.png" xlink:type="simple" xlink:show="embed" xlink:actuate="onLoad" loext:mime-type="image/png"/></draw:frame></text:p>
      <text:p text:style-name="P1"/>
      <text:p text:style-name="P1"/>
      <text:p text:style-name="P1"><draw:frame draw:style-name="fr2" draw:name="Picture 26" text:anchor-type="paragraph" svg:x="-2.217cm" svg:y="-0.111cm" svg:width="6.486cm" style:rel-width="scale" svg:height="1.67cm" style:rel-height="scale" draw:z-index="24"><draw:image xlink:href="Pictures/10000201000001B3000000701AED614670BF173D.png" xlink:type="simple" xlink:show="embed" xlink:actuate="onLoad" loext:mime-type="image/png"/></draw:frame></text:p>
      <text:p text:style-name="P1"/>
      <text:p text:style-name="P1"><draw:frame draw:style-name="fr2" draw:name="Picture 20" text:anchor-type="paragraph" svg:x="9.222cm" svg:y="0.356cm" svg:width="9.507cm" style:rel-width="scale" svg:height="2.884cm" style:rel-height="scale" draw:z-index="18"><draw:image xlink:href="Pictures/1000020100000290000000C757DC534C6928652F.png" xlink:type="simple" xlink:show="embed" xlink:actuate="onLoad" loext:mime-type="image/png"/></draw:frame><draw:frame draw:style-name="fr1" draw:name="Image1" text:anchor-type="char" svg:x="-2.233cm" svg:y="0.141cm" svg:width="9.333cm" svg:height="0.753cm" draw:z-index="33"><draw:image xlink:href="Pictures/100002010000034C0000004448C9EA8211D71189.png" xlink:type="simple" xlink:show="embed" xlink:actuate="onLoad" loext:mime-type="image/png"/></draw:frame></text:p>
      <text:p text:style-name="P1"><draw:frame draw:style-name="fr1" draw:name="Image2" text:anchor-type="char" svg:x="-2.233cm" svg:y="0.217cm" svg:width="9.356cm" svg:height="0.614cm" draw:z-index="34"><draw:image xlink:href="Pictures/1000020100000348000000373FFCE84E0C96DF76.png" xlink:type="simple" xlink:show="embed" xlink:actuate="onLoad" loext:mime-type="image/png"/></draw:frame></text:p>
      <text:p text:style-name="P1"/>
      <text:p text:style-name="P1"/>
      <text:p text:style-name="P1"/>
      <text:p text:style-name="P1"/>
      <text:p text:style-name="P1"/>
      <text:p text:style-name="P1"><draw:frame draw:style-name="fr2" draw:name="Picture 28" text:anchor-type="paragraph" svg:x="-1.991cm" svg:y="-0.289cm" svg:width="10.529cm" style:rel-width="scale" svg:height="2.54cm" style:rel-height="scale" draw:z-index="26"><draw:image xlink:href="Pictures/100002010000028F0000009E29FB410A37CC16EF.png" xlink:type="simple" xlink:show="embed" xlink:actuate="onLoad" loext:mime-type="image/png"/></draw:frame></text:p>
      <text:p text:style-name="P1"/>
      <text:p text:style-name="P1"/>
      <text:p text:style-name="P1"><draw:frame draw:style-name="fr2" draw:name="Picture 22" text:anchor-type="paragraph" svg:x="-2.076cm" svg:y="0.053cm" svg:width="10.901cm" style:rel-width="scale" svg:height="4.789cm" style:rel-height="scale" draw:z-index="20"><draw:image xlink:href="Pictures/100002010000029400000122243D98E751DBB7D3.png" xlink:type="simple" xlink:show="embed" xlink:actuate="onLoad" loext:mime-type="image/png"/></draw:frame></text:p>
      <text:p text:style-name="P1"/>
      <text:p text:style-name="P1"/>
      <text:p text:style-name="P1"/>
      <text:p text:style-name="P1"/>
      <text:p text:style-name="P1"/>
      <text:p text:style-name="P1"><draw:frame draw:style-name="fr2" draw:name="Picture 27" text:anchor-type="paragraph" svg:x="-2.134cm" svg:y="0.319cm" svg:width="10.448cm" style:rel-width="scale" svg:height="3.757cm" style:rel-height="scale" draw:z-index="25"><draw:image xlink:href="Pictures/1000020100000293000000ED6DD66CE18D62EA30.png" xlink:type="simple" xlink:show="embed" xlink:actuate="onLoad" loext:mime-type="image/png"/></draw:frame></text:p>
      <text:p text:style-name="P1"/>
      <text:p text:style-name="P1"><draw:frame draw:style-name="fr2" draw:name="Picture 21" text:anchor-type="paragraph" svg:x="8.694cm" svg:y="0.083cm" svg:width="9.918cm" style:rel-width="scale" svg:height="4.366cm" style:rel-height="scale" draw:z-index="19"><draw:image xlink:href="Pictures/1000020100000295000001235EF3CD38675BBD9F.png" xlink:type="simple" xlink:show="embed" xlink:actuate="onLoad" loext:mime-type="image/png"/></draw:frame></text:p>
      <text:p text:style-name="P1"/>
      <text:p text:style-name="P1"/>
      <text:p text:style-name="P1"><draw:frame draw:style-name="fr2" draw:name="Picture 25" text:anchor-type="paragraph" svg:x="-2.182cm" svg:y="3.014cm" svg:width="10.844cm" style:rel-width="scale" svg:height="1.582cm" style:rel-height="scale" draw:z-index="23"><draw:image xlink:href="Pictures/10000201000002840000005EC23625DAE0B5BE68.png" xlink:type="simple" xlink:show="embed" xlink:actuate="onLoad" loext:mime-type="image/png"/></draw:frame><draw:frame draw:style-name="fr2" draw:name="Picture 24" text:anchor-type="paragraph" svg:x="-2.134cm" svg:y="0.358cm" svg:width="10.693cm" style:rel-width="scale" svg:height="2.461cm" style:rel-height="scale" draw:z-index="22"><draw:image xlink:href="Pictures/100002010000029000000097D49EA542FF868568.png" xlink:type="simple" xlink:show="embed" xlink:actuate="onLoad" loext:mime-type="image/png"/></draw:frame><draw:frame draw:style-name="fr2" draw:name="Picture 23" text:anchor-type="paragraph" svg:x="8.976cm" svg:y="2.207cm" svg:width="9.543cm" style:rel-width="scale" svg:height="2.332cm" style:rel-height="scale" draw:z-index="21"><draw:image xlink:href="Pictures/1000020100000293000000A17D75005DBD06049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arnar -</meta:initial-creator>
    <meta:creation-date>2021-12-10T13:29:00Z</meta:creation-date>
    <dc:date>2021-12-12T17:05:34.302815286</dc:date>
    <meta:editing-cycles>13</meta:editing-cycles>
    <meta:editing-duration>P2DT9H14M13S</meta:editing-duration>
    <meta:document-statistic meta:table-count="0" meta:image-count="35" meta:object-count="0" meta:page-count="2" meta:paragraph-count="0" meta:word-count="0" meta:character-count="0" meta:non-whitespace-character-count="0"/>
    <meta:template xlink:type="simple" xlink:actuate="onRequest" xlink:title="" xlink:href="Normal.dotm"/>
  </office:meta>
</office:document-meta>
</file>